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37E90A4EB829040.png" manifest:media-type="image/png"/>
  <manifest:file-entry manifest:full-path="Pictures/1000000000000556000003009FDE08BB6A812BDD.png" manifest:media-type="image/png"/>
  <manifest:file-entry manifest:full-path="Pictures/1000000000000556000003009389F060B0C8DDB4.png" manifest:media-type="image/png"/>
  <manifest:file-entry manifest:full-path="Pictures/100000000000055600000300D516956DB3B56E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8fb" officeooo:paragraph-rsid="000b28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n1" text:anchor-type="paragraph" svg:x="2.835cm" svg:y="1.312cm" svg:width="11.333cm" svg:height="6.371cm" draw:z-index="0"><draw:image xlink:href="Pictures/100000000000055600000300D516956DB3B56E33.png" xlink:type="simple" xlink:show="embed" xlink:actuate="onLoad"/></draw:frame><draw:frame draw:style-name="fr1" draw:name="Imagen2" text:anchor-type="paragraph" svg:x="2.835cm" svg:y="4.401cm" svg:width="11.333cm" svg:height="6.371cm" draw:z-index="1"><draw:image xlink:href="Pictures/1000000000000556000003009389F060B0C8DDB4.png" xlink:type="simple" xlink:show="embed" xlink:actuate="onLoad"/></draw:frame>PÁGINA EN INGL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ÁGINA EN FRANCES:</text:p>
      <text:p text:style-name="P1"/>
      <text:p text:style-name="P1"><draw:frame draw:style-name="fr2" draw:name="Imagen3" text:anchor-type="paragraph" svg:width="10.883cm" svg:height="6.117cm" draw:z-index="2"><draw:image xlink:href="Pictures/1000000000000556000003009FDE08BB6A812BDD.png" xlink:type="simple" xlink:show="embed" xlink:actuate="onLoad"/></draw:frame><draw:frame draw:style-name="fr1" draw:name="Imagen4" text:anchor-type="paragraph" svg:x="3.074cm" svg:y="2.782cm" svg:width="10.867cm" svg:height="6.108cm" draw:z-index="3"><draw:image xlink:href="Pictures/100000000000055600000300F37E90A4EB8290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38:41.642142097</meta:creation-date>
    <dc:date>2016-11-16T09:43:02.989458951</dc:date>
    <meta:editing-duration>PT4M22S</meta:editing-duration>
    <meta:editing-cycles>1</meta:editing-cycles>
    <meta:document-statistic meta:table-count="0" meta:image-count="4" meta:object-count="0" meta:page-count="1" meta:paragraph-count="2" meta:word-count="6" meta:character-count="35" meta:non-whitespace-character-count="31"/>
    <meta:generator>LibreOffice/5.1.4.2$Linux_X86_64 LibreOffice_project/10m0$Build-2</meta:generator>
  </office:meta>
</office:document-meta>
</file>